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4*"/>
    </style:style>
    <style:style style:name="Tableau1.A1" style:family="table-cell">
      <style:table-cell-properties fo:padding="0cm" fo:border="none" style:writing-mode="page"/>
    </style:style>
    <style:style style:name="Tableau1.4" style:family="table-row">
      <style:table-row-properties style:min-row-height="0.889cm"/>
    </style:style>
    <style:style style:name="P1" style:family="paragraph" style:parent-style-name="Table_20_Contents">
      <style:text-properties officeooo:rsid="001e0948" officeooo:paragraph-rsid="001e0948"/>
    </style:style>
    <style:style style:name="P2" style:family="paragraph" style:parent-style-name="Table_20_Contents">
      <style:text-properties officeooo:rsid="001ec32b" officeooo:paragraph-rsid="001ec32b"/>
    </style:style>
    <style:style style:name="P3" style:family="paragraph" style:parent-style-name="Table_20_Contents">
      <style:text-properties officeooo:rsid="001fe2c0" officeooo:paragraph-rsid="001fe2c0"/>
    </style:style>
    <style:style style:name="P4" style:family="paragraph" style:parent-style-name="Table_20_Contents">
      <style:text-properties officeooo:rsid="00204489" officeooo:paragraph-rsid="002044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">Entrée analogique</text:p>
          </table:table-cell>
          <table:table-cell table:style-name="Tableau1.A1" office:value-type="string">
            <text:p text:style-name="P1">8 entrée 12 bits analogique</text:p>
            <text:p text:style-name="P3">+- 10V</text:p>
          </table:table-cell>
          <table:table-cell table:style-name="Tableau1.A1" office:value-type="string">
            <text:p text:style-name="P1">CH0 à CH7</text:p>
          </table:table-cell>
        </table:table-row>
        <table:table-row>
          <table:table-cell table:style-name="Tableau1.A1" office:value-type="string">
            <text:p text:style-name="P1">Sortie analogique</text:p>
          </table:table-cell>
          <table:table-cell table:style-name="Tableau1.A1" office:value-type="string">
            <text:p text:style-name="P1">2 sortie 12 bits analogique</text:p>
            <text:p text:style-name="P3">5 à 10V</text:p>
          </table:table-cell>
          <table:table-cell table:style-name="Tableau1.A1" office:value-type="string">
            <text:p text:style-name="P1">AOUT0 et AOUT1</text:p>
          </table:table-cell>
        </table:table-row>
        <table:table-row>
          <table:table-cell table:style-name="Tableau1.A1" office:value-type="string">
            <text:p text:style-name="P1">Entrée et sortie digital</text:p>
          </table:table-cell>
          <table:table-cell table:style-name="Tableau1.A1" office:value-type="string">
            <text:p text:style-name="P1">8 entrée/sortie configurable individuellement</text:p>
          </table:table-cell>
          <table:table-cell table:style-name="Tableau1.A1" office:value-type="string">
            <text:p text:style-name="P1">DIO0 à DIO7</text:p>
          </table:table-cell>
        </table:table-row>
        <table:table-row table:style-name="Tableau1.4">
          <table:table-cell table:style-name="Tableau1.A1" office:value-type="string">
            <text:p text:style-name="P1">Horloge entrée pour l’acquisition analogique</text:p>
          </table:table-cell>
          <table:table-cell table:style-name="Tableau1.A1" table:number-rows-spanned="2" office:value-type="string">
            <text:p text:style-name="P3">Entrée volt 5.5V max -0.5V min</text:p>
            <text:p text:style-name="P3">Sortie haute 4.4V max 3.8V min</text:p>
          </table:table-cell>
          <table:table-cell table:style-name="Tableau1.A1" office:value-type="string">
            <text:p text:style-name="P1">AICKI</text:p>
          </table:table-cell>
        </table:table-row>
        <table:table-row>
          <table:table-cell table:style-name="Tableau1.A1" office:value-type="string">
            <text:p text:style-name="P1">Horloge sortie</text:p>
          </table:table-cell>
          <table:covered-table-cell table:style-name="Tableau1.A1"/>
          <table:table-cell table:style-name="Tableau1.A1" office:value-type="string">
            <text:p text:style-name="P1">AICKO</text:p>
          </table:table-cell>
        </table:table-row>
        <table:table-row>
          <table:table-cell table:style-name="Tableau1.A1" office:value-type="string">
            <text:p text:style-name="P1">Déclencheur</text:p>
          </table:table-cell>
          <table:table-cell table:style-name="Tableau1.A1" office:value-type="string">
            <text:p text:style-name="P3">Taille du pulse 125ns min</text:p>
            <text:p text:style-name="P3">Latence 1µs + 1 tour d’horloge</text:p>
            <text:p text:style-name="P3">Entrée limite 5.5V max -0.5V min 0V recommended</text:p>
          </table:table-cell>
          <table:table-cell table:style-name="Tableau1.A1" office:value-type="string">
            <text:p text:style-name="P1">TRIG</text:p>
          </table:table-cell>
        </table:table-row>
        <table:table-row>
          <table:table-cell table:style-name="Tableau1.A1" office:value-type="string">
            <text:p text:style-name="P1">Compteur</text:p>
          </table:table-cell>
          <table:table-cell table:style-name="Tableau1.A1" office:value-type="string">
            <text:p text:style-name="P1">Compteur de 32 bit</text:p>
          </table:table-cell>
          <table:table-cell table:style-name="Tableau1.A1" office:value-type="string">
            <text:p text:style-name="P1">CTR</text:p>
          </table:table-cell>
        </table:table-row>
        <table:table-row>
          <table:table-cell table:style-name="Tableau1.A1" office:value-type="string">
            <text:p text:style-name="P1">Sortie de volt</text:p>
          </table:table-cell>
          <table:table-cell table:style-name="Tableau1.A1" office:value-type="string">
            <text:p text:style-name="P2">4.25V min, 5.25V max 100mA max</text:p>
          </table:table-cell>
          <table:table-cell table:style-name="Tableau1.A1" office:value-type="string">
            <text:p text:style-name="P1">+VO</text:p>
          </table:table-cell>
        </table:table-row>
        <table:table-row>
          <table:table-cell table:style-name="Tableau1.A1" office:value-type="string">
            <text:p text:style-name="P1">Terre analogiqu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AGND</text:p>
          </table:table-cell>
        </table:table-row>
        <table:table-row>
          <table:table-cell table:style-name="Tableau1.A1" office:value-type="string">
            <text:p text:style-name="P1">Terre digital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GND</text:p>
          </table:table-cell>
        </table:table-row>
        <table:table-row>
          <table:table-cell table:style-name="Tableau1.A1" office:value-type="string">
            <text:p text:style-name="P3">USB</text:p>
          </table:table-cell>
          <table:table-cell table:style-name="Tableau1.A1" office:value-type="string">
            <text:p text:style-name="P3">USB 2.0 compatibilité 1.1, 2.0</text:p>
            <text:p text:style-name="P3">3 mètres max</text:p>
            <text:p text:style-name="P4">480Mbit/s</text:p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0:23:30.440651560</meta:creation-date>
    <dc:date>2023-11-13T11:57:27.029040246</dc:date>
    <meta:editing-duration>PT1H33M55S</meta:editing-duration>
    <meta:editing-cycles>4</meta:editing-cycles>
    <meta:generator>LibreOffice/7.5.5.2$Linux_X86_64 LibreOffice_project/50$Build-2</meta:generator>
    <meta:document-statistic meta:table-count="1" meta:image-count="0" meta:object-count="0" meta:page-count="1" meta:paragraph-count="36" meta:word-count="110" meta:character-count="616" meta:non-whitespace-character-count="542"/>
  </office:meta>
</office:document-meta>
</file>